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onMessageConverterTests.fromMessageToMessageWithPoj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Bea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Tests.fromMessageTo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sonMessageConverterTests.from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sonMessageConverterTests.fromMessageUnty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Tests.toMessageUtf16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Bean.setFraction( float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Tests.handleList( List &lt; Long &gt;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Bean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Tests.handleMessage( Message &lt; MyBean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sonMessageConverterTests.fromMessageInvalid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sonMessageConverterTests.to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sonMessageConverterTests.toMessageUtf1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sonMessageConverterTests.fromMessageMatching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sonMessageConverterTests.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Tests.fromMessageValidJsonWithUnknown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